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8.19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8.72mm"/>
    </style:style>
    <style:style style:name="co5" style:family="table-column">
      <style:table-column-properties fo:break-before="auto" style:column-width="112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bestanfo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cube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Eder</text:p>
          </table:table-cell>
          <table:table-cell office:value-type="string" calcext:value-type="string">
            <text:p>Ibon</text:p>
          </table:table-cell>
        </table:table-row>
        <table:table-row table:style-name="ro1">
          <table:table-cell office:value-type="string" calcext:value-type="string">
            <text:p>Number of words (total)</text:p>
          </table:table-cell>
          <table:table-cell table:number-columns-repeated="2"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distinct words (total)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words with punctuation (total)</text:p>
          </table:table-cell>
          <table:table-cell office:value-type="float" office:value="729" calcext:value-type="float">
            <text:p>729</text:p>
          </table:table-cell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aragraphs (total)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¿Pq tiene un parrafo más?</text:p>
          </table:table-cell>
          <table:table-cell/>
        </table:table-row>
        <table:table-row table:style-name="ro1">
          <table:table-cell office:value-type="string" calcext:value-type="string">
            <text:p>Number of paragraphs (incidence per 1000 words)</text:p>
          </table:table-cell>
          <table:table-cell office:value-type="float" office:value="22.9682" calcext:value-type="float">
            <text:p>22,9682</text:p>
          </table:table-cell>
          <table:table-cell office:value-type="float" office:value="21.2014" calcext:value-type="float">
            <text:p>21,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sentences (total)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sentences (incidence per 1000 words)</text:p>
          </table:table-cell>
          <table:table-cell table:number-columns-repeated="2" office:value-type="float" office:value="54.7703" calcext:value-type="float">
            <text:p>54,7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 of paragraphs (mean)</text:p>
          </table:table-cell>
          <table:table-cell office:value-type="float" office:value="2.3846" calcext:value-type="float">
            <text:p>2,3846</text:p>
          </table:table-cell>
          <table:table-cell office:value-type="float" office:value="2.5833" calcext:value-type="float">
            <text:p>2,5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 of length of paragraphs</text:p>
          </table:table-cell>
          <table:table-cell office:value-type="float" office:value="1.1461" calcext:value-type="float">
            <text:p>1,1461</text:p>
          </table:table-cell>
          <table:table-cell office:value-type="float" office:value="0.9538" calcext:value-type="float">
            <text:p>0,9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words (length) in sentences (mean)</text:p>
          </table:table-cell>
          <table:table-cell table:number-columns-repeated="2" office:value-type="float" office:value="18.2581" calcext:value-type="float">
            <text:p>18,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words (length) in sentences (standard deviation)</text:p>
          </table:table-cell>
          <table:table-cell table:number-columns-repeated="2" office:value-type="float" office:value="100.0035" calcext:value-type="float">
            <text:p>100,0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words (length) of sentences without stopwords (mean)</text:p>
          </table:table-cell>
          <table:table-cell office:value-type="float" office:value="14.9032" calcext:value-type="float">
            <text:p>14,9032</text:p>
          </table:table-cell>
          <table:table-cell office:value-type="float" office:value="14.8387" calcext:value-type="float">
            <text:p>14,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words (length) of sentences without stopwords (standard deviation)</text:p>
          </table:table-cell>
          <table:table-cell office:value-type="float" office:value="6.0019" calcext:value-type="float">
            <text:p>6,0019</text:p>
          </table:table-cell>
          <table:table-cell office:value-type="float" office:value="6.0113" calcext:value-type="float">
            <text:p>6,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number of syllables (length) in wor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 of the mean number of syllables in wor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number of letters (length) in words</text:p>
          </table:table-cell>
          <table:table-cell office:value-type="float" office:value="4.5458" calcext:value-type="float">
            <text:p>4,5458</text:p>
          </table:table-cell>
          <table:table-cell office:value-type="float" office:value="4.6711" calcext:value-type="float">
            <text:p>4,6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 of number of letters in words</text:p>
          </table:table-cell>
          <table:table-cell office:value-type="float" office:value="2.5164" calcext:value-type="float">
            <text:p>2,5164</text:p>
          </table:table-cell>
          <table:table-cell office:value-type="float" office:value="2.4865" calcext:value-type="float">
            <text:p>2,4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number of letters (length) in words without stopwor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 of the mean number of letter in words without stopwor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number of letters (length) in lemmas</text:p>
          </table:table-cell>
          <table:table-cell office:value-type="float" office:value="4.2546" calcext:value-type="float">
            <text:p>4,2546</text:p>
          </table:table-cell>
          <table:table-cell office:value-type="float" office:value="4.3422" calcext:value-type="float">
            <text:p>4,3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 of letters (length) in lemmas</text:p>
          </table:table-cell>
          <table:table-cell office:value-type="float" office:value="2.2676" calcext:value-type="float">
            <text:p>2,2676</text:p>
          </table:table-cell>
          <table:table-cell office:value-type="float" office:value="2.2319" calcext:value-type="float">
            <text:p>2,2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ical Density</text:p>
          </table:table-cell>
          <table:table-cell office:value-type="float" office:value="0.5177" calcext:value-type="float">
            <text:p>0,5177</text:p>
          </table:table-cell>
          <table:table-cell office:value-type="float" office:value="0.4965" calcext:value-type="float">
            <text:p>0,4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n Density</text:p>
          </table:table-cell>
          <table:table-cell office:value-type="float" office:value="0.2686" calcext:value-type="float">
            <text:p>0,2686</text:p>
          </table:table-cell>
          <table:table-cell office:value-type="float" office:value="0.2562" calcext:value-type="float">
            <text:p>0,2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 Density</text:p>
          </table:table-cell>
          <table:table-cell office:value-type="float" office:value="0.1396" calcext:value-type="float">
            <text:p>0,1396</text:p>
          </table:table-cell>
          <table:table-cell office:value-type="float" office:value="0.136" calcext:value-type="float">
            <text:p>0,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ective Density</text:p>
          </table:table-cell>
          <table:table-cell office:value-type="float" office:value="0.0654" calcext:value-type="float">
            <text:p>0,0654</text:p>
          </table:table-cell>
          <table:table-cell office:value-type="float" office:value="0.0636" calcext:value-type="float">
            <text:p>0,0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rb Density</text:p>
          </table:table-cell>
          <table:table-cell office:value-type="float" office:value="0.0442" calcext:value-type="float">
            <text:p>0,0442</text:p>
          </table:table-cell>
          <table:table-cell office:value-type="float" office:value="0.0406" calcext:value-type="float">
            <text:p>0,0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TR (Simple Type-Token Ratio) </text:p>
          </table:table-cell>
          <table:table-cell office:value-type="float" office:value="0.4488" calcext:value-type="float">
            <text:p>0,4488</text:p>
          </table:table-cell>
          <table:table-cell office:value-type="float" office:value="0.4523" calcext:value-type="float">
            <text:p>0,4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TR (Content Type-Token Ratio)</text:p>
          </table:table-cell>
          <table:table-cell office:value-type="float" office:value="0.7572" calcext:value-type="float">
            <text:p>0,7572</text:p>
          </table:table-cell>
          <table:table-cell office:value-type="float" office:value="0.7628" calcext:value-type="float">
            <text:p>0,7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TR (Noun Type-Token Ratio)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669" calcext:value-type="float">
            <text:p>0,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TR (Verb Type-Token Ratio)</text:p>
          </table:table-cell>
          <table:table-cell office:value-type="float" office:value="0.7595" calcext:value-type="float">
            <text:p>0,7595</text:p>
          </table:table-cell>
          <table:table-cell office:value-type="float" office:value="0.7662" calcext:value-type="float">
            <text:p>0,7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TTR (Adj Type-Token Ratio)</text:p>
          </table:table-cell>
          <table:table-cell office:value-type="float" office:value="0.8378" calcext:value-type="float">
            <text:p>0,8378</text:p>
          </table:table-cell>
          <table:table-cell office:value-type="float" office:value="0.8333" calcext:value-type="float">
            <text:p>0,8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TTR (Adv Type-Token Ratio)</text:p>
          </table:table-cell>
          <table:table-cell office:value-type="float" office:value="0.8" calcext:value-type="float">
            <text:p>0,8</text:p>
          </table:table-cell>
          <table:table-cell office:value-type="float" office:value="0.7826" calcext:value-type="float">
            <text:p>0,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TR (Lemma Simple Type-Token Ratio)</text:p>
          </table:table-cell>
          <table:table-cell office:value-type="float" office:value="0.5141" calcext:value-type="float">
            <text:p>0,5141</text:p>
          </table:table-cell>
          <table:table-cell office:value-type="float" office:value="0.5053" calcext:value-type="float">
            <text:p>0,5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TTR (Lemma Content Type-Token Ratio)</text:p>
          </table:table-cell>
          <table:table-cell office:value-type="float" office:value="0.7189" calcext:value-type="float">
            <text:p>0,7189</text:p>
          </table:table-cell>
          <table:table-cell office:value-type="float" office:value="0.7184" calcext:value-type="float">
            <text:p>0,7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TR (Lemma Noun Type-Token Ratio) 0.5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VTTR (Lemma Verb Type-Token Ratio)</text:p>
          </table:table-cell>
          <table:table-cell office:value-type="float" office:value="0.6456" calcext:value-type="float">
            <text:p>0,6456</text:p>
          </table:table-cell>
          <table:table-cell office:value-type="float" office:value="0.6234" calcext:value-type="float">
            <text:p>0,6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jTTR (Lemma Adj Type-Token Ratio)</text:p>
          </table:table-cell>
          <table:table-cell office:value-type="float" office:value="0.8378" calcext:value-type="float">
            <text:p>0,8378</text:p>
          </table:table-cell>
          <table:table-cell office:value-type="float" office:value="0.8333" calcext:value-type="float">
            <text:p>0,8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vTTR (Lemma Adv Type-Token Ratio)</text:p>
          </table:table-cell>
          <table:table-cell office:value-type="float" office:value="0.8" calcext:value-type="float">
            <text:p>0,8</text:p>
          </table:table-cell>
          <table:table-cell office:value-type="float" office:value="0.7826" calcext:value-type="float">
            <text:p>0,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e Lexical Density</text:p>
          </table:table-cell>
          <table:table-cell office:value-type="float" office:value="1997.7582" calcext:value-type="float">
            <text:p>1997,7582</text:p>
          </table:table-cell>
          <table:table-cell office:value-type="float" office:value="2135.5182" calcext:value-type="float">
            <text:p>2135,5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s Lexical Density</text:p>
          </table:table-cell>
          <table:table-cell office:value-type="float" office:value="0.0602" calcext:value-type="float">
            <text:p>0,0602</text:p>
          </table:table-cell>
          <table:table-cell office:value-type="float" office:value="0.0594" calcext:value-type="float">
            <text:p>0,0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 of Textual Lexical Diversity (MTLD)</text:p>
          </table:table-cell>
          <table:table-cell table:number-columns-repeated="2" office:value-type="float" office:value="96.4998" calcext:value-type="float">
            <text:p>96,4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sch-Kincaid Grade leve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sch readability ea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-Chall readability formu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Measure Of Gobbledygook (SMOG) gr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past tense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past tense (incidence per 1000 words)</text:p>
          </table:table-cell>
          <table:table-cell table:number-columns-repeated="2" office:value-type="float" office:value="72.4382" calcext:value-type="float">
            <text:p>72,4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present tens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present tense (incidence per 1000 words)</text:p>
          </table:table-cell>
          <table:table-cell office:value-type="float" office:value="19.4346" calcext:value-type="float">
            <text:p>19,4346</text:p>
          </table:table-cell>
          <table:table-cell office:value-type="float" office:value="24.735" calcext:value-type="float">
            <text:p>24,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future ten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future tense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indicative mood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indicative mood (incidence per 1000 words)</text:p>
          </table:table-cell>
          <table:table-cell office:value-type="float" office:value="51.2367" calcext:value-type="float">
            <text:p>51,2367</text:p>
          </table:table-cell>
          <table:table-cell office:value-type="float" office:value="58.3039" calcext:value-type="float">
            <text:p>58,3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imperative moo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imperative mood (incidence per 1000 words)</text:p>
          </table:table-cell>
          <table:table-cell office:value-type="float" office:value="1.7668" calcext:value-type="float">
            <text:p>1,76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irregular verbs in past ten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irregular verbs in past tense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of irregular verbs in past tense in relation to the number of verbs in past ten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ersonal pronouns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ce score of pronouns (per 1000 words)</text:p>
          </table:table-cell>
          <table:table-cell table:number-columns-repeated="2" office:value-type="float" office:value="26.5018" calcext:value-type="float">
            <text:p>26,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ronouns in first per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ce score of pronouns in first person <text:s/>(per 1000 words)</text:p>
          </table:table-cell>
          <table:table-cell table:number-columns-repeated="2" office:value-type="float" office:value="1.7668" calcext:value-type="float">
            <text:p>1,7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ronouns in first person singul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ce score of pronouns in first person singular (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ronouns in third perso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ce score of pronouns in third person (per 1000 words)</text:p>
          </table:table-cell>
          <table:table-cell table:number-columns-repeated="2" office:value-type="float" office:value="24.735" calcext:value-type="float">
            <text:p>24,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word frequency per sentence (mean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are nouns (wordfrecuency&lt;=4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are nouns (wordfrecuency&lt;=4)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are adjectives (wordfrecuency&lt;=4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are adjectives (wordfrecuency&lt;=4)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are verbs (wordfrecuency&lt;=4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are verbs (wordfrecuency&lt;=4)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are adverbs (wordfrecuency&lt;=4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are adverbs (wordfrecuency&lt;=4)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are content words (wordfrecuency&lt;=4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are content words (wordfrecuency&lt;=4)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distinct rare content words (wordfrecuency&lt;=4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distinct rare content words (wordfrecuency&lt;=4)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of rare lexical words (word frequency &lt;= 4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of distinct rare lexical words (word frequency &lt;= 4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A1 vocabulary in the tex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ce score of A1 vocabulary <text:s/>(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A2 vocabulary in the tex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ce score of A2 vocabulary <text:s/>(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B1 vocabulary in the tex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ce score of B1 vocabulary <text:s/>(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B2 vocabulary in the tex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ce score of B2 vocabulary <text:s/>(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C1 vocabulary in the tex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ce score of C1 vocabulary <text:s/>(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content words not in A1-C1 vocabula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ce score of content words not in A1-C1 vocabulary (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content words</text:p>
          </table:table-cell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content words (incidence per 1000 words)</text:p>
          </table:table-cell>
          <table:table-cell office:value-type="float" office:value="517.6678" calcext:value-type="float">
            <text:p>517,6678</text:p>
          </table:table-cell>
          <table:table-cell office:value-type="float" office:value="496.4664" calcext:value-type="float">
            <text:p>496,4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nouns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nouns (incidence per 1000 words)</text:p>
          </table:table-cell>
          <table:table-cell office:value-type="float" office:value="268.5512" calcext:value-type="float">
            <text:p>268,5512</text:p>
          </table:table-cell>
          <table:table-cell office:value-type="float" office:value="256.1837" calcext:value-type="float">
            <text:p>256,1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adjective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adjectives (incidence per 1000 words)</text:p>
          </table:table-cell>
          <table:table-cell office:value-type="float" office:value="65.371" calcext:value-type="float">
            <text:p>65,371</text:p>
          </table:table-cell>
          <table:table-cell office:value-type="float" office:value="63.6042" calcext:value-type="float">
            <text:p>63,6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adverbs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adverbs (incidence per 1000 words)</text:p>
          </table:table-cell>
          <table:table-cell office:value-type="float" office:value="44.1696" calcext:value-type="float">
            <text:p>44,1696</text:p>
          </table:table-cell>
          <table:table-cell office:value-type="float" office:value="40.636" calcext:value-type="float">
            <text:p>40,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(incidence per 1000 words)</text:p>
          </table:table-cell>
          <table:table-cell office:value-type="float" office:value="139.576" calcext:value-type="float">
            <text:p>139,576</text:p>
          </table:table-cell>
          <table:table-cell office:value-type="float" office:value="136.0424" calcext:value-type="float">
            <text:p>136,0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embeddedness (Mean of number of words before the main verb) (SYNLE)</text:p>
          </table:table-cell>
          <table:table-cell office:value-type="float" office:value="5" calcext:value-type="float">
            <text:p>5</text:p>
          </table:table-cell>
          <table:table-cell office:value-type="float" office:value="4.3226" calcext:value-type="float">
            <text:p>4,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decendents per noun phrase (mean)</text:p>
          </table:table-cell>
          <table:table-cell office:value-type="float" office:value="1.1762" calcext:value-type="float">
            <text:p>1,1762</text:p>
          </table:table-cell>
          <table:table-cell office:value-type="float" office:value="1.1297" calcext:value-type="float">
            <text:p>1,1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modifiers per noun phrase (mean) (SYNNP)</text:p>
          </table:table-cell>
          <table:table-cell office:value-type="float" office:value="1.2798" calcext:value-type="float">
            <text:p>1,2798</text:p>
          </table:table-cell>
          <table:table-cell office:value-type="float" office:value="1.2757" calcext:value-type="float">
            <text:p>1,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of the number of levels of dependency tree (Depth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subordinate clauses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subordinate clauses (incidence per 1000 words)</text:p>
          </table:table-cell>
          <table:table-cell office:value-type="float" office:value="53.0035" calcext:value-type="float">
            <text:p>53,0035</text:p>
          </table:table-cell>
          <table:table-cell office:value-type="float" office:value="49.47" calcext:value-type="float">
            <text:p>49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elative subordinate claus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relative subordinate clauses (incidence per 1000 words)</text:p>
          </table:table-cell>
          <table:table-cell table:number-columns-repeated="2" office:value-type="float" office:value="3.5336" calcext:value-type="float">
            <text:p>3,5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ctuation marks per sentence (mean)</text:p>
          </table:table-cell>
          <table:table-cell office:value-type="float" office:value="406.5806" calcext:value-type="float">
            <text:p>406,5806</text:p>
          </table:table-cell>
          <table:table-cell office:value-type="float" office:value="400.5806" calcext:value-type="float">
            <text:p>400,5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ropositions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of the number of propositions per sentence</text:p>
          </table:table-cell>
          <table:table-cell office:value-type="float" office:value="2.129" calcext:value-type="float">
            <text:p>2,129</text:p>
          </table:table-cell>
          <table:table-cell office:value-type="float" office:value="2.0645" calcext:value-type="float">
            <text:p>2,0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of the number of VPs per sentence</text:p>
          </table:table-cell>
          <table:table-cell office:value-type="float" office:value="2.5484" calcext:value-type="float">
            <text:p>2,5484</text:p>
          </table:table-cell>
          <table:table-cell office:value-type="float" office:value="2.4839" calcext:value-type="float">
            <text:p>2,4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of the number of NPs per sentence</text:p>
          </table:table-cell>
          <table:table-cell office:value-type="float" office:value="6.2258" calcext:value-type="float">
            <text:p>6,2258</text:p>
          </table:table-cell>
          <table:table-cell office:value-type="float" office:value="5.9677" calcext:value-type="float">
            <text:p>5,9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n phrase density, incidence (DRNP)</text:p>
          </table:table-cell>
          <table:table-cell office:value-type="float" office:value="340.9894" calcext:value-type="float">
            <text:p>340,9894</text:p>
          </table:table-cell>
          <table:table-cell office:value-type="float" office:value="326.8551" calcext:value-type="float">
            <text:p>326,8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 phrase density, incidence (DRVP)</text:p>
          </table:table-cell>
          <table:table-cell office:value-type="float" office:value="139.576" calcext:value-type="float">
            <text:p>139,576</text:p>
          </table:table-cell>
          <table:table-cell office:value-type="float" office:value="136.0424" calcext:value-type="float">
            <text:p>136,0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assive voice verb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passive voice verbs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of passive voice verb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agentless passive voice verb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tless passive voice density, incidence (DRPVAL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negative wor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on density, incidence (DRNEG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gerund form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und density, incidence (DRGERUND)</text:p>
          </table:table-cell>
          <table:table-cell office:value-type="float" office:value="21.2014" calcext:value-type="float">
            <text:p>21,2014</text:p>
          </table:table-cell>
          <table:table-cell office:value-type="float" office:value="24.735" calcext:value-type="float">
            <text:p>24,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verbs in infinitive form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nitive density, incidence (DRINF)</text:p>
          </table:table-cell>
          <table:table-cell office:value-type="float" office:value="22.9682" calcext:value-type="float">
            <text:p>22,9682</text:p>
          </table:table-cell>
          <table:table-cell office:value-type="float" office:value="12.3675" calcext:value-type="float">
            <text:p>12,3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values of polysemy in the WordNet lexicon</text:p>
          </table:table-cell>
          <table:table-cell office:value-type="float" office:value="5.9477" calcext:value-type="float">
            <text:p>5,9477</text:p>
          </table:table-cell>
          <table:table-cell office:value-type="float" office:value="5.946" calcext:value-type="float">
            <text:p>5,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hypernym values of verbs in the WordNet lexicon</text:p>
          </table:table-cell>
          <table:table-cell office:value-type="float" office:value="1.7722" calcext:value-type="float">
            <text:p>1,7722</text:p>
          </table:table-cell>
          <table:table-cell office:value-type="float" office:value="1.7792" calcext:value-type="float">
            <text:p>1,7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hypernym values of nouns in the WordNet lexicon</text:p>
          </table:table-cell>
          <table:table-cell office:value-type="float" office:value="7.0959" calcext:value-type="float">
            <text:p>7,0959</text:p>
          </table:table-cell>
          <table:table-cell office:value-type="float" office:value="7.2958" calcext:value-type="float">
            <text:p>7,2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hypernym values of nouns and verbs in the WordNet lexicon</text:p>
          </table:table-cell>
          <table:table-cell office:value-type="float" office:value="5.2267" calcext:value-type="float">
            <text:p>5,2267</text:p>
          </table:table-cell>
          <table:table-cell office:value-type="float" office:value="5.3562" calcext:value-type="float">
            <text:p>5,3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n overlap, adjacent sentences, binary, mean (CRFNOl)</text:p>
          </table:table-cell>
          <table:table-cell office:value-type="float" office:value="0.4737" calcext:value-type="float">
            <text:p>0,4737</text:p>
          </table:table-cell>
          <table:table-cell office:value-type="float" office:value="0.5789" calcext:value-type="float">
            <text:p>0,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n overlap, all of the sentences in a paragraph or text, binary, mean (CRFNOa)</text:p>
          </table:table-cell>
          <table:table-cell office:value-type="float" office:value="0.4" calcext:value-type="float">
            <text:p>0,4</text:p>
          </table:table-cell>
          <table:table-cell office:value-type="float" office:value="0.4667" calcext:value-type="float">
            <text:p>0,4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 overlap, adjacent sentences, binary, mean (CRFAO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 overlap, all of the sentences in a paragraph or text, binary, mean (CRFAOa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m overlap, adjacent sentences, binary, mean (CRFSOl)</text:p>
          </table:table-cell>
          <table:table-cell office:value-type="float" office:value="0.5263" calcext:value-type="float">
            <text:p>0,5263</text:p>
          </table:table-cell>
          <table:table-cell office:value-type="float" office:value="0.5789" calcext:value-type="float">
            <text:p>0,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m overlap, all of the sentences in a paragraph or text, binary, mean (CRFSOa)</text:p>
          </table:table-cell>
          <table:table-cell office:value-type="float" office:value="0.4333" calcext:value-type="float">
            <text:p>0,4333</text:p>
          </table:table-cell>
          <table:table-cell office:value-type="float" office:value="0.4667" calcext:value-type="float">
            <text:p>0,4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 word overlap, adjacent sentences, proportional, mean (CRFCWO1)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54" calcext:value-type="float">
            <text:p>0,0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 word overlap, adjacent sentences, proportional, standard deviation (CRFCWO1d)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535" calcext:value-type="float">
            <text:p>0,0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 word overlap, all of the sentences in a paragraph or text, proportional, mean (CRFCWOa)</text:p>
          </table:table-cell>
          <table:table-cell office:value-type="float" office:value="0.0466" calcext:value-type="float">
            <text:p>0,0466</text:p>
          </table:table-cell>
          <table:table-cell office:value-type="float" office:value="0.0489" calcext:value-type="float">
            <text:p>0,0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 word overlap, all of the sentences in a paragraph or text, proportional, standard deviation (CRFCWOad)</text:p>
          </table:table-cell>
          <table:table-cell office:value-type="float" office:value="0.05" calcext:value-type="float">
            <text:p>0,05</text:p>
          </table:table-cell>
          <table:table-cell office:value-type="float" office:value="0.0532" calcext:value-type="float">
            <text:p>0,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connectives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al connectives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cal connectives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rsative/contrastive connectives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connectives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connectives (incidence per 1000 words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16:16:41.844212601</dc:date>
    <meta:editing-duration>PT3M17S</meta:editing-duration>
    <meta:editing-cycles>1</meta:editing-cycles>
    <meta:document-statistic meta:table-count="1" meta:cell-count="450" meta:object-count="0"/>
    <meta:generator>LibreOffice/6.0.7.3$Linux_X86_64 LibreOffice_project/00m0$Build-3</meta:generator>
  </office:meta>
</office:document-meta>
</file>